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Ginto" svg:font-family="Ginto, ui-sans-serif, system-ui, sans-serif, 'Apple Color Emoji', 'Segoe UI Emoji', 'Segoe UI Symbol', 'Noto Color Emoji'"/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padding="0in" fo:border="none"/>
    </style:style>
    <style:style style:name="P2" style:family="paragraph" style:parent-style-name="Text_20_body" style:list-style-name="L1">
      <style:paragraph-properties fo:padding="0in" fo:border="none"/>
    </style:style>
    <style:style style:name="P3" style:family="paragraph" style:parent-style-name="Text_20_body" style:list-style-name="L2">
      <style:paragraph-properties fo:padding="0in" fo:border="none"/>
    </style:style>
    <style:style style:name="P4" style:family="paragraph" style:parent-style-name="Text_20_body" style:list-style-name="L3">
      <style:paragraph-properties fo:padding="0in" fo:border="none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82523" style:font-name="Ginto" fo:font-size="12.75pt" fo:letter-spacing="normal" fo:font-style="normal" fo:font-weight="normal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74pt solid #00000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dentify all the test scenarios to reach a high test coverage. also include invalid test input and expect the correct HTTP response code.</text:p>
      <text:h text:style-name="Heading_20_3" text:outline-level="3">File Management Scenarios</text:h>
      <text:list xml:id="list2765975050" text:style-name="L1">
        <text:list-item>
          <text:p text:style-name="P2"><text:span text:style-name="Strong_20_Emphasis"><text:span text:style-name="T1">Upload File</text:span></text:span><text:span text:style-name="T1"> (</text:span><text:span text:style-name="Source_20_Text"><text:span text:style-name="T2">POST /api/file</text:span></text:span><text:span text:style-name="T1">)</text:span></text:p>
          <text:list>
            <text:list-item>
              <text:p text:style-name="P2"><text:span text:style-name="Strong_20_Emphasis"><text:span text:style-name="T1">Valid Input</text:span></text:span><text:span text:style-name="T1">: Upload a file with valid binary content.</text:span></text:p>
              <text:list>
                <text:list-item>
                  <text:p text:style-name="P2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2"><text:span text:style-name="Strong_20_Emphasis"><text:span text:style-name="T1">Invalid Input</text:span></text:span><text:span text:style-name="T1">: Upload without file content.</text:span></text:p>
              <text:list>
                <text:list-item>
                  <text:p text:style-name="P2"><text:span text:style-name="Strong_20_Emphasis"><text:span text:style-name="T1">Expected Response</text:span></text:span><text:span text:style-name="T1">: 400 Bad Request</text:span>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Retrieve All Files</text:span></text:span><text:span text:style-name="T1"> (</text:span><text:span text:style-name="Source_20_Text"><text:span text:style-name="T2">GET /api/file</text:span></text:span><text:span text:style-name="T1">)</text:span></text:p>
          <text:list>
            <text:list-item>
              <text:p text:style-name="P2"><text:span text:style-name="Strong_20_Emphasis"><text:span text:style-name="T1">Valid Input</text:span></text:span><text:span text:style-name="T1">: Retrieve when there are files.</text:span></text:p>
              <text:list>
                <text:list-item>
                  <text:p text:style-name="P2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2"><text:span text:style-name="Strong_20_Emphasis"><text:span text:style-name="T1">Valid Input</text:span></text:span><text:span text:style-name="T1">: Retrieve when no files exist.</text:span></text:p>
              <text:list>
                <text:list-item>
                  <text:p text:style-name="P2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Retrieve Specific File</text:span></text:span><text:span text:style-name="T1"> (</text:span><text:span text:style-name="Source_20_Text"><text:span text:style-name="T2">GET /api/file/{fileId}</text:span></text:span><text:span text:style-name="T1">)</text:span></text:p>
          <text:list>
            <text:list-item>
              <text:p text:style-name="P2"><text:span text:style-name="Strong_20_Emphasis"><text:span text:style-name="T1">Valid Input</text:span></text:span><text:span text:style-name="T1">: Retrieve a file using a valid </text:span><text:span text:style-name="Source_20_Text"><text:span text:style-name="T2">fileId</text:span></text:span><text:span text:style-name="T1">.</text:span></text:p>
              <text:list>
                <text:list-item>
                  <text:p text:style-name="P2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2"><text:span text:style-name="Strong_20_Emphasis"><text:span text:style-name="T1">Invalid Input</text:span></text:span><text:span text:style-name="T1">: Use an invalid or non-existent </text:span><text:span text:style-name="Source_20_Text"><text:span text:style-name="T2">fileId</text:span></text:span><text:span text:style-name="T1">.</text:span></text:p>
              <text:list>
                <text:list-item>
                  <text:p text:style-name="P2"><text:span text:style-name="Strong_20_Emphasis"><text:span text:style-name="T1">Expected Response</text:span></text:span><text:span text:style-name="T1">: 404 Not Found</text:span>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Delete Specific File</text:span></text:span><text:span text:style-name="T1"> (</text:span><text:span text:style-name="Source_20_Text"><text:span text:style-name="T2">DELETE /api/file/{fileId}</text:span></text:span><text:span text:style-name="T1">)</text:span></text:p>
          <text:list>
            <text:list-item>
              <text:p text:style-name="P2"><text:span text:style-name="Strong_20_Emphasis"><text:span text:style-name="T1">Valid Input</text:span></text:span><text:span text:style-name="T1">: Delete a file using a valid </text:span><text:span text:style-name="Source_20_Text"><text:span text:style-name="T2">fileId</text:span></text:span><text:span text:style-name="T1">.</text:span></text:p>
              <text:list>
                <text:list-item>
                  <text:p text:style-name="P2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2"><text:span text:style-name="Strong_20_Emphasis"><text:span text:style-name="T1">Invalid Input</text:span></text:span><text:span text:style-name="T1">: Use an invalid or non-existent </text:span><text:span text:style-name="Source_20_Text"><text:span text:style-name="T2">fileId</text:span></text:span><text:span text:style-name="T1">.</text:span></text:p>
              <text:list>
                <text:list-item>
                  <text:p text:style-name="P2"><text:span text:style-name="Strong_20_Emphasis"><text:span text:style-name="T1">Expected Response</text:span></text:span><text:span text:style-name="T1">: 404 Not Found</text:span></text:p>
                </text:list-item>
              </text:list>
            </text:list-item>
          </text:list>
        </text:list-item>
      </text:list>
      <text:h text:style-name="P1" text:outline-level="3">Data Management Scenarios</text:h>
      <text:list xml:id="list3952749599" text:style-name="L2">
        <text:list-item>
          <text:p text:style-name="P3"><text:span text:style-name="Strong_20_Emphasis"><text:span text:style-name="T1">Create New Data Entry</text:span></text:span><text:span text:style-name="T1"> (</text:span><text:span text:style-name="Source_20_Text"><text:span text:style-name="T2">POST /api/data/{domain}/{category}/{entry}</text:span></text:span><text:span text:style-name="T1">)</text:span></text:p>
          <text:list>
            <text:list-item>
              <text:p text:style-name="P3"><text:span text:style-name="Strong_20_Emphasis"><text:span text:style-name="T1">Valid Input</text:span></text:span><text:span text:style-name="T1">: Create an entry with correct domain, category, and entry parameters.</text:span></text:p>
              <text:list>
                <text:list-item>
                  <text:p text:style-name="P3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3"><text:soft-page-break/><text:span text:style-name="Strong_20_Emphasis"><text:span text:style-name="T1">Invalid Input</text:span></text:span><text:span text:style-name="T1">: Missing required parameters or with empty values.</text:span></text:p>
              <text:list>
                <text:list-item>
                  <text:p text:style-name="P3"><text:span text:style-name="Strong_20_Emphasis"><text:span text:style-name="T1">Expected Response</text:span></text:span><text:span text:style-name="T1">: 400 Bad Request</text:span>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Delete Data Entry</text:span></text:span><text:span text:style-name="T1"> (</text:span><text:span text:style-name="Source_20_Text"><text:span text:style-name="T2">DELETE /api/data/{domain}/{category}/{entry}</text:span></text:span><text:span text:style-name="T1">)</text:span></text:p>
          <text:list>
            <text:list-item>
              <text:p text:style-name="P3"><text:span text:style-name="Strong_20_Emphasis"><text:span text:style-name="T1">Valid Input</text:span></text:span><text:span text:style-name="T1">: Delete an entry using valid domain, category, and entry parameters.</text:span></text:p>
              <text:list>
                <text:list-item>
                  <text:p text:style-name="P3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3"><text:span text:style-name="Strong_20_Emphasis"><text:span text:style-name="T1">Invalid Input</text:span></text:span><text:span text:style-name="T1">: Use invalid or non-existent parameters.</text:span></text:p>
              <text:list>
                <text:list-item>
                  <text:p text:style-name="P3"><text:span text:style-name="Strong_20_Emphasis"><text:span text:style-name="T1">Expected Response</text:span></text:span><text:span text:style-name="T1">: 404 Not Found</text:span>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Retrieve All Data Entries</text:span></text:span><text:span text:style-name="T1"> (</text:span><text:span text:style-name="Source_20_Text"><text:span text:style-name="T2">GET /api/data</text:span></text:span><text:span text:style-name="T1">)</text:span></text:p>
          <text:list>
            <text:list-item>
              <text:p text:style-name="P3"><text:span text:style-name="Strong_20_Emphasis"><text:span text:style-name="T1">Valid Input</text:span></text:span><text:span text:style-name="T1">: Retrieve all entries.</text:span></text:p>
              <text:list>
                <text:list-item>
                  <text:p text:style-name="P3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Retrieve Domain-Specific Data</text:span></text:span><text:span text:style-name="T1"> (</text:span><text:span text:style-name="Source_20_Text"><text:span text:style-name="T2">GET /api/data/{domain}</text:span></text:span><text:span text:style-name="T1">)</text:span></text:p>
          <text:list>
            <text:list-item>
              <text:p text:style-name="P3"><text:span text:style-name="Strong_20_Emphasis"><text:span text:style-name="T1">Valid Input</text:span></text:span><text:span text:style-name="T1">: Retrieve data entries for a valid domain.</text:span></text:p>
              <text:list>
                <text:list-item>
                  <text:p text:style-name="P3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3"><text:span text:style-name="Strong_20_Emphasis"><text:span text:style-name="T1">Invalid Input</text:span></text:span><text:span text:style-name="T1">: Use an invalid or non-existent domain.</text:span></text:p>
              <text:list>
                <text:list-item>
                  <text:p text:style-name="P3"><text:span text:style-name="Strong_20_Emphasis"><text:span text:style-name="T1">Expected Response</text:span></text:span><text:span text:style-name="T1">: 404 Not Found</text:span>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Delete Category</text:span></text:span><text:span text:style-name="T1"> (</text:span><text:span text:style-name="Source_20_Text"><text:span text:style-name="T2">DELETE /api/data/{domain}/{category}</text:span></text:span><text:span text:style-name="T1">)</text:span></text:p>
          <text:list>
            <text:list-item>
              <text:p text:style-name="P3"><text:span text:style-name="Strong_20_Emphasis"><text:span text:style-name="T1">Valid Input</text:span></text:span><text:span text:style-name="T1">: Delete category using valid domain and category.</text:span></text:p>
              <text:list>
                <text:list-item>
                  <text:p text:style-name="P3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3"><text:span text:style-name="Strong_20_Emphasis"><text:span text:style-name="T1">Invalid Input</text:span></text:span><text:span text:style-name="T1">: Use invalid or non-existent domain/category.</text:span></text:p>
              <text:list>
                <text:list-item>
                  <text:p text:style-name="P3"><text:span text:style-name="Strong_20_Emphasis"><text:span text:style-name="T1">Expected Response</text:span></text:span><text:span text:style-name="T1">: 404 Not Found</text:span></text:p>
                </text:list-item>
              </text:list>
            </text:list-item>
          </text:list>
        </text:list-item>
      </text:list>
      <text:h text:style-name="P1" text:outline-level="3">Data Hierarchy Management Scenarios</text:h>
      <text:list xml:id="list4243446195" text:style-name="L3">
        <text:list-item>
          <text:p text:style-name="P4"><text:span text:style-name="Strong_20_Emphasis"><text:span text:style-name="T1">Create Data at Level 0</text:span></text:span><text:span text:style-name="T1"> (</text:span><text:span text:style-name="Source_20_Text"><text:span text:style-name="T2">POST /api/data/{domain}/{category}/{entry}/{level0}</text:span></text:span><text:span text:style-name="T1">)</text:span></text:p>
          <text:list>
            <text:list-item>
              <text:p text:style-name="P4"><text:span text:style-name="Strong_20_Emphasis"><text:span text:style-name="T1">Valid Input</text:span></text:span><text:span text:style-name="T1">: Create data at </text:span><text:span text:style-name="Source_20_Text"><text:span text:style-name="T2">level0</text:span></text:span><text:span text:style-name="T1"> with valid parameters.</text:span></text:p>
              <text:list>
                <text:list-item>
                  <text:p text:style-name="P4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4"><text:span text:style-name="Strong_20_Emphasis"><text:span text:style-name="T1">Invalid Input</text:span></text:span><text:span text:style-name="T1">: Missing </text:span><text:span text:style-name="Source_20_Text"><text:span text:style-name="T2">level0</text:span></text:span><text:span text:style-name="T1"> parameter or incorrect values.</text:span></text:p>
              <text:list>
                <text:list-item>
                  <text:p text:style-name="P4"><text:span text:style-name="Strong_20_Emphasis"><text:span text:style-name="T1">Expected Response</text:span></text:span><text:span text:style-name="T1">: 400 Bad Request</text:span></text:p>
                </text:list-item>
              </text:list>
            </text:list-item>
          </text:list>
        </text:list-item>
        <text:list-item>
          <text:p text:style-name="P4"><text:soft-page-break/><text:span text:style-name="Strong_20_Emphasis"><text:span text:style-name="T1">Create Data at Level 0-1</text:span></text:span><text:span text:style-name="T1"> (</text:span><text:span text:style-name="Source_20_Text"><text:span text:style-name="T2">POST /api/data/{domain}/{category}/{entry}/{level0}/{level1}</text:span></text:span><text:span text:style-name="T1">)</text:span></text:p>
          <text:list>
            <text:list-item>
              <text:p text:style-name="P4"><text:span text:style-name="Strong_20_Emphasis"><text:span text:style-name="T1">Valid Input</text:span></text:span><text:span text:style-name="T1">: Create data at </text:span><text:span text:style-name="Source_20_Text"><text:span text:style-name="T2">level0</text:span></text:span><text:span text:style-name="T1"> and </text:span><text:span text:style-name="Source_20_Text"><text:span text:style-name="T2">level1</text:span></text:span><text:span text:style-name="T1"> with valid parameters.</text:span></text:p>
              <text:list>
                <text:list-item>
                  <text:p text:style-name="P4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4"><text:span text:style-name="Strong_20_Emphasis"><text:span text:style-name="T1">Invalid Input</text:span></text:span><text:span text:style-name="T1">: Missing </text:span><text:span text:style-name="Source_20_Text"><text:span text:style-name="T2">level0</text:span></text:span><text:span text:style-name="T1"> or </text:span><text:span text:style-name="Source_20_Text"><text:span text:style-name="T2">level1</text:span></text:span><text:span text:style-name="T1"> parameter or incorrect values.</text:span></text:p>
              <text:list>
                <text:list-item>
                  <text:p text:style-name="P4"><text:span text:style-name="Strong_20_Emphasis"><text:span text:style-name="T1">Expected Response</text:span></text:span><text:span text:style-name="T1">: 400 Bad Request</text:span></text:p>
                </text:list-item>
              </text:list>
            </text:list-item>
          </text:list>
        </text:list-item>
        <text:list-item>
          <text:p text:style-name="P4"><text:span text:style-name="Strong_20_Emphasis"><text:span text:style-name="T1">Create Data at Level 0-2</text:span></text:span><text:span text:style-name="T1"> (</text:span><text:span text:style-name="Source_20_Text"><text:span text:style-name="T2">POST /api/data/{domain}/{category}/{entry}/{level0}/{level1}/{level2}</text:span></text:span><text:span text:style-name="T1">)</text:span></text:p>
          <text:list>
            <text:list-item>
              <text:p text:style-name="P4"><text:span text:style-name="Strong_20_Emphasis"><text:span text:style-name="T1">Valid Input</text:span></text:span><text:span text:style-name="T1">: Create data at </text:span><text:span text:style-name="Source_20_Text"><text:span text:style-name="T2">level0</text:span></text:span><text:span text:style-name="T1">, </text:span><text:span text:style-name="Source_20_Text"><text:span text:style-name="T2">level1</text:span></text:span><text:span text:style-name="T1">, and </text:span><text:span text:style-name="Source_20_Text"><text:span text:style-name="T2">level2</text:span></text:span><text:span text:style-name="T1"> with valid parameters.</text:span></text:p>
              <text:list>
                <text:list-item>
                  <text:p text:style-name="P4"><text:span text:style-name="Strong_20_Emphasis"><text:span text:style-name="T1">Expected Response</text:span></text:span><text:span text:style-name="T1">: 200 OK</text:span></text:p>
                </text:list-item>
              </text:list>
            </text:list-item>
            <text:list-item>
              <text:p text:style-name="P4"><text:span text:style-name="Strong_20_Emphasis"><text:span text:style-name="T1">Invalid Input</text:span></text:span><text:span text:style-name="T1">: Missing </text:span><text:span text:style-name="Source_20_Text"><text:span text:style-name="T2">level0</text:span></text:span><text:span text:style-name="T1">, </text:span><text:span text:style-name="Source_20_Text"><text:span text:style-name="T2">level1</text:span></text:span><text:span text:style-name="T1">, or </text:span><text:span text:style-name="Source_20_Text"><text:span text:style-name="T2">level2</text:span></text:span><text:span text:style-name="T1"> parameter or incorrect values.</text:span></text:p>
              <text:list>
                <text:list-item>
                  <text:p text:style-name="P4"><text:span text:style-name="Strong_20_Emphasis"><text:span text:style-name="T1">Expected Response</text:span></text:span><text:span text:style-name="T1">: 400 Bad Request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Ginto" svg:font-family="Ginto, ui-sans-serif, system-ui, sans-serif, 'Apple Color Emoji', 'Segoe UI Emoji', 'Segoe UI Symbol', 'Noto Color Emoji'"/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1" style:font-family-complex="'IBM Plex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IBM Plex Sans Devanagari" style:font-family-complex="'IBM Plex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10-26T22:03:47.681514019</meta:creation-date>
    <dc:date>2024-10-26T22:22:19.150190493</dc:date>
    <meta:editing-duration>PT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62" meta:word-count="461" meta:character-count="2978" meta:non-whitespace-character-count="2637"/>
  </office:meta>
</office:document-meta>
</file>